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7.297cm" fo:margin-left="0.016cm" fo:margin-right="-0.002cm" style:page-number="0" table:align="margins" style:writing-mode="lr-tb" table:border-model="separating"/>
    </style:style>
    <style:style style:name="Tabelle1.A" style:family="table-column">
      <style:table-column-properties style:column-width="2.917cm" style:rel-column-width="11056*"/>
    </style:style>
    <style:style style:name="Tabelle1.B" style:family="table-column">
      <style:table-column-properties style:column-width="14.379cm" style:rel-column-width="54479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49cm" fo:border-left="0.002cm solid #000000" fo:border-right="0.002cm solid #000000" fo:border-top="0.002cm solid #000000" fo:border-bottom="none" style:writing-mode="lr-tb"/>
    </style:style>
    <style:style style:name="Tabelle1.A2" style:family="table-cell">
      <style:table-cell-properties style:vertical-align="top" fo:padding="0.049cm" fo:border-left="0.002cm solid #000000" fo:border-right="none" fo:border-top="none" fo:border-bottom="none" style:writing-mode="lr-tb"/>
    </style:style>
    <style:style style:name="Tabelle1.B2" style:family="table-cell">
      <style:table-cell-properties style:vertical-align="top" fo:padding="0.049cm" fo:border-left="none" fo:border-right="0.002cm solid #000000" fo:border-top="none" fo:border-bottom="none" style:writing-mode="lr-tb"/>
    </style:style>
    <style:style style:name="Tabelle1.A9" style:family="table-cell">
      <style:table-cell-properties style:vertical-align="top" fo:padding="0.049cm" fo:border-left="0.002cm solid #000000" fo:border-right="none" fo:border-top="none" fo:border-bottom="0.002cm solid #000000" style:writing-mode="lr-tb"/>
    </style:style>
    <style:style style:name="Tabelle1.B9" style:family="table-cell">
      <style:table-cell-properties style:vertical-align="top" fo:padding="0.049cm" fo:border-left="none" fo:border-right="0.002cm solid #000000" fo:border-top="none" fo:border-bottom="0.002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0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1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2" style:family="paragraph" style:parent-style-name="Marginalia">
      <style:paragraph-properties fo:text-align="start" style:justify-single-word="false"/>
    </style:style>
    <style:style style:name="P13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4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PTE_20_Hauptext">
      <style:paragraph-properties fo:margin-left="0cm" fo:margin-right="0.116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4" style:family="paragraph" style:parent-style-name="PTE_20_Hauptext">
      <style:paragraph-properties fo:margin-left="0cm" fo:margin-right="4.561cm" fo:text-align="start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9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0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P31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3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53320016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53432560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3316144">
          <text:deletion>
            <office:change-info>
              <dc:creator>Christoph Herbst</dc:creator>
              <dc:date>2010-06-25T17:18:00</dc:date>
            </office:change-info>
            <text:list xml:id="list1138426083" text:style-name="WW8Num2">
              <text:list-header>
                <text:p text:style-name="P2">5</text:p>
              </text:list-header>
            </text:list>
          </text:deletion>
        </text:changed-region>
        <text:changed-region text:id="ct153298696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3298792">
          <text:deletion>
            <office:change-info>
              <dc:creator>Christoph Herbst</dc:creator>
              <dc:date>2010-06-25T17:19:00</dc:date>
            </office:change-info>
            <text:list xml:id="list1987360959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5332100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3322120">
          <text:deletion>
            <office:change-info>
              <dc:creator>Christoph Herbst</dc:creator>
              <dc:date>2010-06-25T17:19:00</dc:date>
            </office:change-info>
            <text:list xml:id="list2182256039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5331747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3316696">
          <text:deletion>
            <office:change-info>
              <dc:creator>Christoph Herbst</dc:creator>
              <dc:date>2010-06-25T17:20:00</dc:date>
            </office:change-info>
            <text:list xml:id="list1259565265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53119904">
          <text:deletion>
            <office:change-info>
              <dc:creator>Christoph Herbst</dc:creator>
              <dc:date>2010-06-25T17:20:00</dc:date>
            </office:change-info>
            <text:list xml:id="list715930177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5312000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3429704">
          <text:deletion>
            <office:change-info>
              <dc:creator>Christoph Herbst</dc:creator>
              <dc:date>2010-06-25T17:21:00</dc:date>
            </office:change-info>
            <text:list xml:id="list907318235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765377840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238561498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148221012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712825453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2102384911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53432416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{longName}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986752814" text:continue-list="list715930177" text:style-name="WW8Num2">
              <text:list-header>
                <text:p text:style-name="P33"><text:change text:change-id="ct153316144"/><text:change-start text:change-id="ct153298696"/>{zeit}<text:change-end text:change-id="ct153298696"/><text:change text:change-id="ct153298792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2022640951" text:continue-numbering="true" text:style-name="WW8Num2">
              <text:list-header>
                <text:p text:style-name="P33"><text:change-start text:change-id="ct153321000"/>{ziel} <text:change-end text:change-id="ct153321000"/><text:change text:change-id="ct15332212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1363381570" text:continue-numbering="true" text:style-name="WW8Num2">
              <text:list-header>
                <text:p text:style-name="P33"><text:change-start text:change-id="ct153317472"/>{methode} <text:change-end text:change-id="ct153317472"/><text:change text:change-id="ct153316696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9" office:value-type="string">
            <text:p text:style-name="P26">Material</text:p>
          </table:table-cell>
          <table:table-cell table:style-name="Tabelle1.B9" office:value-type="string">
            <text:list xml:id="list1982890968" text:continue-numbering="true" text:style-name="WW8Num2">
              <text:list-header>
                <text:p text:style-name="P33"><text:change text:change-id="ct153119904"/><text:change-start text:change-id="ct153120000"/>{material}<text:change-end text:change-id="ct153120000"/></text:p>
              </text:list-header>
            </text:list>
          </table:table-cell>
        </table:table-row>
      </table:table>
      <text:p text:style-name="P21"/>
      <text:p text:style-name="P25"><draw:frame draw:style-name="fr1" draw:name="Rahmen1" text:anchor-type="char" svg:x="13.57cm" svg:y="0.529cm" svg:width="3.72cm" svg:height="18.486cm" draw:z-index="0"><draw:text-box><text:p text:style-name="P13">Tipp</text:p><text:p text:style-name="Marginalia"/><text:p text:style-name="P1"><text:change text:change-id="ct153320016"/><text:change-start text:change-id="ct153432560"/>{tip}<text:change-end text:change-id="ct153432560"/></text:p><text:p text:style-name="Marginalia"/><text:p text:style-name="Marginalia"/></draw:text-box></draw:frame>Inhalt</text:p>
      <text:p text:style-name="P22"/>
      <text:p text:style-name="P18"><text:change text:change-id="ct153429704"/><text:change-start text:change-id="ct153432416"/>{Inhalt}<text:change-end text:change-id="ct153432416"/></text:p>
      <text:p text:style-name="P14"><text:tab/><text:tab/></text:p>
      <text:p text:style-name="P23">[!-- BEGIN bilder --]<text:line-break/>{bild}<text:line-break/></text:p>
      <text:p text:style-name="P24">{titel}<text:line-break/></text:p>
      <text:p text:style-name="P2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22T23:40:17</dc:date>
    <meta:print-date>2010-06-25T11:29:08</meta:print-date>
    <meta:editing-cycles>40</meta:editing-cycles>
    <meta:printed-by>Christoph Herbst</meta:printed-by>
    <meta:generator>OpenOffice.org/3.2$Linux OpenOffice.org_project/320m12$Build-9483</meta:generator>
    <meta:editing-duration>PT07H28M12S</meta:editing-duration>
    <meta:document-statistic meta:table-count="1" meta:image-count="1" meta:object-count="0" meta:page-count="1" meta:paragraph-count="34" meta:word-count="255" meta:character-count="1686"/>
    <meta:user-defined meta:name="Info 1"/>
    <meta:user-defined meta:name="Info 2"/>
    <meta:user-defined meta:name="Info 3"/>
    <meta:user-defined meta:name="Info 4"/>
  </office:meta>
</office:document-meta>
</file>